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egoe UI',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Helvetica Neue" fo:font-size="13pt" fo:letter-spacing="normal" fo:font-style="normal" fo:font-weight="normal" style:font-size-asian="13pt" style:font-size-complex="13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Helvetica Neue" fo:font-size="13pt" fo:letter-spacing="normal" fo:font-style="normal" fo:font-weight="normal" officeooo:rsid="001db2c0" officeooo:paragraph-rsid="001db2c0" style:font-size-asian="13pt" style:font-size-complex="13pt"/>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font-name="Helvetica Neue" fo:font-size="13pt" fo:letter-spacing="normal" fo:font-style="normal" fo:font-weight="normal" officeooo:paragraph-rsid="001db2c0" style:font-size-asian="13pt" style:font-size-complex="13pt"/>
    </style:style>
    <style:style style:name="P4" style:family="paragraph" style:parent-style-name="Standard">
      <style:paragraph-properties fo:margin-left="0cm" fo:margin-right="0cm" fo:text-align="center" style:justify-single-word="false" fo:orphans="2" fo:widows="2" fo:text-indent="0cm" style:auto-text-indent="false"/>
      <style:text-properties fo:font-variant="normal" fo:text-transform="none" style:font-name="Helvetica Neue" fo:font-size="13pt" fo:letter-spacing="normal" fo:font-style="normal" fo:font-weight="normal" officeooo:paragraph-rsid="001db2c0" style:font-size-asian="13pt" style:font-size-complex="13pt"/>
    </style:style>
    <style:style style:name="T1" style:family="text">
      <style:text-properties officeooo:rsid="001db2c0"/>
    </style:style>
    <style:style style:name="T2" style:family="text">
      <style:text-properties fo:font-style="italic" officeooo:rsid="001db2c0" style:font-style-asian="italic" style:font-style-complex="italic"/>
    </style:style>
    <style:style style:name="T3" style:family="text">
      <style:text-properties fo:font-style="italic" fo:font-weight="bold" officeooo:rsid="001db2c0" style:font-style-asian="italic" style:font-weight-asian="bold" style:font-style-complex="italic" style:font-weight-complex="bold"/>
    </style:style>
    <style:style style:name="T4" style:family="text">
      <style:text-properties fo:font-weight="bold" officeooo:rsid="001db2c0" style:font-style-asian="normal" style:font-weight-asian="bold" style:font-style-complex="normal"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Jakub Wróblewski</text:p>
      <text:p text:style-name="P2">Michał Krutul</text:p>
      <text:p text:style-name="P2">Piotr Olczak</text:p>
      <text:p text:style-name="P2">Rafał Trypus</text:p>
      <text:p text:style-name="P4"><text:span text:style-name="T4"/></text:p>
      <text:p text:style-name="P4"><text:span text:style-name="T4"/></text:p>
      <text:p text:style-name="P4"><text:span text:style-name="T4">Aplikacja „Mniam” ułataiająca wybór dania </text:span></text:p>
      <text:p text:style-name="P4"><text:span text:style-name="T4"/></text:p>
      <text:p text:style-name="P3"><text:span text:style-name="T4"/></text:p>
      <text:p text:style-name="P3">Nasz projekt będzie polegał na stworzeniu androidowej aplikacji proponującej użytkownikowi (z założenia głodnemu) różne dania. Na każdą propozycję będzie można zareagować pozytywnie jeśli jest to coś co chętnie byśmy tego dnia zjedli lub negatywnie jeśli dana potrawa nas nie interesuje. Wybory danego użytkownika są zapamiętywane i uwzględniane przy wyświetlaniu kolejnych propozycji (np przez podobne składniki lub smaki potraw). Propozycje będą brane z bazy danych przepisów i potrzebnych do nich składników. </text:p>
      <text:p text:style-name="P3"><text:tab/>Drugą funkcjonalnością naszej aplikacji b<text:span text:style-name="T1">ędzie</text:span> znajdowanie w okolicy użytkownika ludzi o podobnych gustach smakowych. Każdy użytkownik po ocenieniu wystarczającej liczby potraw dostawałby listę profili kilku osób o podobnych preferencjach smakowych, z którymi mógłby się skontaktować i umówić na wspólny posiłek. Profile osób będą zawierały podstawowe <text:span text:style-name="T1">infor,macje</text:span> na temat ich właścicieli oraz ich zdjęcie (oczywiście opcjonaln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egoe UI',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09:07:48.065232270</meta:creation-date>
    <dc:date>2018-03-06T09:32:07.971554122</dc:date>
    <meta:editing-duration>PT24M21S</meta:editing-duration>
    <meta:editing-cycles>1</meta:editing-cycles>
    <meta:document-statistic meta:table-count="0" meta:image-count="0" meta:object-count="0" meta:page-count="1" meta:paragraph-count="7" meta:word-count="138" meta:character-count="1039" meta:non-whitespace-character-count="905"/>
    <meta:generator>LibreOffice/5.4.5.1$Linux_X86_64 LibreOffice_project/40m0$Build-1</meta:generator>
  </office:meta>
</office:document-meta>
</file>